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rebuchet MS" fo:font-size="9pt" officeooo:paragraph-rsid="002eaf94" style:font-size-asian="9pt" style:font-size-complex="9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rebuchet MS" fo:font-size="9pt" officeooo:paragraph-rsid="002eaf94" style:font-size-asian="9pt" style:font-size-complex="9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rebuchet MS" fo:font-size="10.5pt" fo:font-weight="bold" officeooo:rsid="0036c3bd" officeooo:paragraph-rsid="0036c3bd" style:font-size-asian="10.5pt" style:font-weight-asian="bold" style:font-size-complex="10.5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rebuchet MS" fo:font-size="10.5pt" officeooo:paragraph-rsid="002eaf94" style:font-size-asian="10.5pt" style:font-size-complex="10.5pt"/>
    </style:style>
    <style:style style:name="P5" style:family="paragraph" style:parent-style-name="Standard">
      <style:paragraph-properties fo:text-align="justify" style:justify-single-word="false"/>
      <style:text-properties style:font-name="Trebuchet MS" fo:font-size="10.5pt" officeooo:paragraph-rsid="0003cfbc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officeooo:paragraph-rsid="00365237"/>
    </style:style>
    <style:style style:name="P7" style:family="paragraph" style:parent-style-name="Standard">
      <style:paragraph-properties fo:text-align="justify" style:justify-single-word="false"/>
      <style:text-properties style:font-name="Trebuchet MS" fo:font-size="10.5pt" officeooo:paragraph-rsid="00246d86" style:font-size-asian="10.5pt" style:font-size-complex="10.5pt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rebuchet MS" fo:font-size="10.5pt" officeooo:paragraph-rsid="0003cfbc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officeooo:paragraph-rsid="0032b0b9"/>
    </style:style>
    <style:style style:name="P10" style:family="paragraph" style:parent-style-name="Standard">
      <style:paragraph-properties fo:text-align="justify" style:justify-single-word="false"/>
      <style:text-properties style:font-name="Trebuchet MS" fo:font-size="10.5pt" officeooo:paragraph-rsid="001c4ab3" style:font-size-asian="10.5pt" style:font-size-complex="10.5pt"/>
    </style:style>
    <style:style style:name="P11" style:family="paragraph" style:parent-style-name="Standard">
      <style:paragraph-properties fo:text-align="justify" style:justify-single-word="false"/>
      <style:text-properties style:font-name="Trebuchet MS" fo:font-size="10.5pt" officeooo:paragraph-rsid="0012a87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style:font-name="Trebuchet MS" fo:font-size="10.5pt" officeooo:paragraph-rsid="002abde6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officeooo:paragraph-rsid="002df813"/>
    </style:style>
    <style:style style:name="P14" style:family="paragraph" style:parent-style-name="Standard">
      <style:paragraph-properties fo:text-align="justify" style:justify-single-word="false"/>
      <style:text-properties style:font-name="Trebuchet MS" fo:font-size="10.5pt" officeooo:paragraph-rsid="002df813" style:font-size-asian="10.5pt" style:font-size-complex="10.5pt"/>
    </style:style>
    <style:style style:name="P15" style:family="paragraph" style:parent-style-name="Standard">
      <style:paragraph-properties fo:text-align="justify" style:justify-single-word="false"/>
      <style:text-properties officeooo:paragraph-rsid="001c4ab3"/>
    </style:style>
    <style:style style:name="P16" style:family="paragraph" style:parent-style-name="Standard">
      <style:paragraph-properties fo:text-align="justify" style:justify-single-word="false"/>
      <style:text-properties style:font-name="Trebuchet MS" fo:font-size="9pt" officeooo:rsid="001c4ab3" officeooo:paragraph-rsid="0036c3bd" style:font-size-asian="9pt" style:font-size-complex="9pt"/>
    </style:style>
    <style:style style:name="P17" style:family="paragraph" style:parent-style-name="Standard">
      <style:paragraph-properties fo:text-align="justify" style:justify-single-word="false"/>
      <style:text-properties style:font-name="Trebuchet MS" fo:font-size="9pt" officeooo:rsid="001c4ab3" officeooo:paragraph-rsid="002df813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style:font-name="Trebuchet MS" fo:font-size="9pt" officeooo:rsid="001c4ab3" officeooo:paragraph-rsid="001c4ab3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816cb"/>
    </style:style>
    <style:style style:name="T3" style:family="text">
      <style:text-properties officeooo:rsid="00253948"/>
    </style:style>
    <style:style style:name="T4" style:family="text">
      <style:text-properties officeooo:rsid="000767b8"/>
    </style:style>
    <style:style style:name="T5" style:family="text">
      <style:text-properties officeooo:rsid="0013fbe1"/>
    </style:style>
    <style:style style:name="T6" style:family="text">
      <style:text-properties officeooo:rsid="00312e33"/>
    </style:style>
    <style:style style:name="T7" style:family="text">
      <style:text-properties officeooo:rsid="0027ff8d"/>
    </style:style>
    <style:style style:name="T8" style:family="text">
      <style:text-properties fo:text-transform="lowercase"/>
    </style:style>
    <style:style style:name="T9" style:family="text">
      <style:text-properties fo:text-transform="lowercase" officeooo:rsid="000767b8"/>
    </style:style>
    <style:style style:name="T10" style:family="text">
      <style:text-properties officeooo:rsid="002eaf94"/>
    </style:style>
    <style:style style:name="T11" style:family="text">
      <style:text-properties officeooo:rsid="00295141"/>
    </style:style>
    <style:style style:name="T12" style:family="text">
      <style:text-properties officeooo:rsid="0011134e"/>
    </style:style>
    <style:style style:name="T13" style:family="text">
      <style:text-properties officeooo:rsid="002abde6"/>
    </style:style>
    <style:style style:name="T14" style:family="text">
      <style:text-properties officeooo:rsid="00127728"/>
    </style:style>
    <style:style style:name="T15" style:family="text">
      <style:text-properties officeooo:rsid="001ddb9d"/>
    </style:style>
    <style:style style:name="T16" style:family="text">
      <style:text-properties officeooo:rsid="0024af4f"/>
    </style:style>
    <style:style style:name="T17" style:family="text">
      <style:text-properties officeooo:rsid="00278751"/>
    </style:style>
    <style:style style:name="T18" style:family="text">
      <style:text-properties style:font-name="Trebuchet MS" fo:font-size="10.5pt" style:font-size-asian="10.5pt" style:font-size-complex="10.5pt"/>
    </style:style>
    <style:style style:name="T19" style:family="text">
      <style:text-properties style:font-name="Trebuchet MS" fo:font-size="10.5pt" officeooo:rsid="0036c3bd" style:font-size-asian="10.5pt" style:font-size-complex="10.5pt"/>
    </style:style>
    <style:style style:name="T20" style:family="text">
      <style:text-properties style:font-name="Trebuchet MS" fo:font-size="10.5pt" officeooo:rsid="0035fe72" style:font-size-asian="10.5pt" style:font-size-complex="10.5pt"/>
    </style:style>
    <style:style style:name="T21" style:family="text">
      <style:text-properties style:font-name="Trebuchet MS" fo:font-size="10.5pt" officeooo:rsid="00365237" style:font-size-asian="10.5pt" style:font-size-complex="10.5pt"/>
    </style:style>
    <style:style style:name="T22" style:family="text">
      <style:text-properties style:font-name="Trebuchet MS" fo:font-size="10.5pt" officeooo:rsid="000767b8" style:font-size-asian="10.5pt" style:font-size-complex="10.5pt"/>
    </style:style>
    <style:style style:name="T23" style:family="text">
      <style:text-properties style:font-name="Trebuchet MS" fo:font-size="10.5pt" officeooo:rsid="001816cb" style:font-size-asian="10.5pt" style:font-size-complex="10.5pt"/>
    </style:style>
    <style:style style:name="T24" style:family="text">
      <style:text-properties style:font-name="Trebuchet MS" fo:font-size="10.5pt" officeooo:rsid="00127728" style:font-size-asian="10.5pt" style:font-size-complex="10.5pt"/>
    </style:style>
    <style:style style:name="T25" style:family="text">
      <style:text-properties style:font-name="Trebuchet MS" fo:font-size="10.5pt" officeooo:rsid="002337e6" style:font-size-asian="10.5pt" style:font-size-complex="10.5pt"/>
    </style:style>
    <style:style style:name="T26" style:family="text">
      <style:text-properties style:font-name="Trebuchet MS" fo:font-size="10.5pt" officeooo:rsid="00312e33" style:font-size-asian="10.5pt" style:font-size-complex="10.5pt"/>
    </style:style>
    <style:style style:name="T27" style:family="text">
      <style:text-properties style:font-name="Trebuchet MS" fo:font-size="10.5pt" officeooo:rsid="001ddb9d" style:font-size-asian="10.5pt" style:font-size-complex="10.5pt"/>
    </style:style>
    <style:style style:name="T28" style:family="text">
      <style:text-properties style:font-name="Trebuchet MS" fo:font-size="10.5pt" officeooo:rsid="00190e42" style:font-size-asian="10.5pt" style:font-size-complex="10.5pt"/>
    </style:style>
    <style:style style:name="T29" style:family="text">
      <style:text-properties style:font-name="Trebuchet MS" fo:font-size="10.5pt" officeooo:rsid="001449d3" style:font-size-asian="10.5pt" style:font-size-complex="10.5pt"/>
    </style:style>
    <style:style style:name="T30" style:family="text">
      <style:text-properties style:font-name="Trebuchet MS" fo:font-size="10.5pt" officeooo:rsid="002aa3b2" style:font-size-asian="10.5pt" style:font-size-complex="10.5pt"/>
    </style:style>
    <style:style style:name="T31" style:family="text">
      <style:text-properties style:font-name="Trebuchet MS" fo:font-size="10.5pt" officeooo:rsid="0027ff8d" style:font-size-asian="10.5pt" style:font-size-complex="10.5pt"/>
    </style:style>
    <style:style style:name="T32" style:family="text">
      <style:text-properties style:font-name="Trebuchet MS" fo:font-size="10.5pt" officeooo:rsid="002eaf94" style:font-size-asian="10.5pt" style:font-size-complex="10.5pt"/>
    </style:style>
    <style:style style:name="T33" style:family="text">
      <style:text-properties style:font-name="Trebuchet MS" fo:font-size="10.5pt" officeooo:rsid="000a61e5" style:font-size-asian="10.5pt" style:font-size-complex="10.5pt"/>
    </style:style>
    <style:style style:name="T34" style:family="text">
      <style:text-properties style:font-name="Trebuchet MS" fo:font-size="10.5pt" officeooo:rsid="0030ee06" style:font-size-asian="10.5pt" style:font-size-complex="10.5pt"/>
    </style:style>
    <style:style style:name="T35" style:family="text">
      <style:text-properties style:font-name="Trebuchet MS" fo:font-size="10.5pt" officeooo:rsid="00253948" style:font-size-asian="10.5pt" style:font-size-complex="10.5pt"/>
    </style:style>
    <style:style style:name="T36" style:family="text">
      <style:text-properties style:font-name="Trebuchet MS" fo:font-size="10.5pt" officeooo:rsid="00161db3" style:font-size-asian="10.5pt" style:font-size-complex="10.5pt"/>
    </style:style>
    <style:style style:name="T37" style:family="text">
      <style:text-properties style:font-name="Trebuchet MS" fo:font-size="10.5pt" officeooo:rsid="000ae158" style:font-size-asian="10.5pt" style:font-size-complex="10.5pt"/>
    </style:style>
    <style:style style:name="T38" style:family="text">
      <style:text-properties style:font-name="Trebuchet MS" fo:font-size="10.5pt" officeooo:rsid="000b97ea" style:font-size-asian="10.5pt" style:font-size-complex="10.5pt"/>
    </style:style>
    <style:style style:name="T39" style:family="text">
      <style:text-properties style:font-name="Trebuchet MS" fo:font-size="10.5pt" officeooo:rsid="000e066b" style:font-size-asian="10.5pt" style:font-size-complex="10.5pt"/>
    </style:style>
    <style:style style:name="T40" style:family="text">
      <style:text-properties officeooo:rsid="000ae158"/>
    </style:style>
    <style:style style:name="T41" style:family="text">
      <style:text-properties officeooo:rsid="00086f1f"/>
    </style:style>
    <style:style style:name="T42" style:family="text">
      <style:text-properties officeooo:rsid="00246d86"/>
    </style:style>
    <style:style style:name="T43" style:family="text">
      <style:text-properties officeooo:rsid="00190e42"/>
    </style:style>
    <style:style style:name="T44" style:family="text">
      <style:text-properties officeooo:rsid="001a8c93"/>
    </style:style>
    <style:style style:name="T45" style:family="text">
      <style:text-properties officeooo:rsid="002337e6"/>
    </style:style>
    <style:style style:name="T46" style:family="text">
      <style:text-properties officeooo:rsid="000b97ea"/>
    </style:style>
    <style:style style:name="T47" style:family="text">
      <style:text-properties officeooo:rsid="00161db3"/>
    </style:style>
    <style:style style:name="T48" style:family="text">
      <style:text-properties style:font-name="Trebuchet MS" fo:font-size="10.5pt" officeooo:rsid="000923d2" style:font-size-asian="10.5pt" style:font-size-complex="10.5pt"/>
    </style:style>
    <style:style style:name="T49" style:family="text">
      <style:text-properties style:font-name="Trebuchet MS" fo:font-size="10.5pt" officeooo:rsid="000f54f4" style:font-size-asian="10.5pt" style:font-size-complex="10.5pt"/>
    </style:style>
    <style:style style:name="T50" style:family="text">
      <style:text-properties style:font-name="Trebuchet MS" fo:font-size="10.5pt" officeooo:rsid="000cac79" style:font-size-asian="10.5pt" style:font-size-complex="10.5pt"/>
    </style:style>
    <style:style style:name="T51" style:family="text">
      <style:text-properties style:font-name="Trebuchet MS" fo:font-size="10.5pt" officeooo:rsid="001a8c93" style:font-size-asian="10.5pt" style:font-size-complex="10.5pt"/>
    </style:style>
    <style:style style:name="T52" style:family="text">
      <style:text-properties style:font-name="Trebuchet MS" fo:font-size="10.5pt" officeooo:rsid="0013fbe1" style:font-size-asian="10.5pt" style:font-size-complex="10.5pt"/>
    </style:style>
    <style:style style:name="T53" style:family="text">
      <style:text-properties style:font-name="Trebuchet MS" fo:font-size="10.5pt" officeooo:rsid="001c4ab3" style:font-size-asian="10.5pt" style:font-size-complex="10.5pt"/>
    </style:style>
    <style:style style:name="T54" style:family="text">
      <style:text-properties style:font-name="Trebuchet MS" fo:font-size="10.5pt" officeooo:rsid="0032b0b9" style:font-size-asian="10.5pt" style:font-size-complex="10.5pt"/>
    </style:style>
    <style:style style:name="T55" style:family="text">
      <style:text-properties style:font-name="Trebuchet MS" fo:font-size="10.5pt" officeooo:rsid="002abde6" style:font-size-asian="10.5pt" style:font-size-complex="10.5pt"/>
    </style:style>
    <style:style style:name="T56" style:family="text">
      <style:text-properties style:font-name="Trebuchet MS" fo:font-size="10.5pt" officeooo:rsid="002cbdd0" style:font-size-asian="10.5pt" style:font-size-complex="10.5pt"/>
    </style:style>
    <style:style style:name="T57" style:family="text">
      <style:text-properties style:font-name="Trebuchet MS" fo:font-size="10.5pt" officeooo:rsid="002346ad" style:font-size-asian="10.5pt" style:font-size-complex="10.5pt"/>
    </style:style>
    <style:style style:name="T58" style:family="text">
      <style:text-properties style:font-name="Trebuchet MS" fo:font-size="10.5pt" officeooo:rsid="00246d86" style:font-size-asian="10.5pt" style:font-size-complex="10.5pt"/>
    </style:style>
    <style:style style:name="T59" style:family="text">
      <style:text-properties officeooo:rsid="000d6cae"/>
    </style:style>
    <style:style style:name="T60" style:family="text">
      <style:text-properties officeooo:rsid="0012a872"/>
    </style:style>
    <style:style style:name="T61" style:family="text">
      <style:text-properties officeooo:rsid="001c4ab3"/>
    </style:style>
    <style:style style:name="T62" style:family="text">
      <style:text-properties officeooo:rsid="000ebe4f"/>
    </style:style>
    <style:style style:name="T63" style:family="text">
      <style:text-properties officeooo:rsid="002df813"/>
    </style:style>
    <style:style style:name="T64" style:family="text">
      <style:text-properties officeooo:rsid="0032b0b9"/>
    </style:style>
    <style:style style:name="T65" style:family="text">
      <style:text-properties officeooo:rsid="0030ee06"/>
    </style:style>
    <style:style style:name="T66" style:family="text">
      <style:text-properties officeooo:rsid="001b11b7"/>
    </style:style>
    <style:style style:name="T67" style:family="text">
      <style:text-properties officeooo:rsid="000923d2"/>
    </style:style>
    <style:style style:name="T68" style:family="text">
      <style:text-properties officeooo:rsid="000e066b"/>
    </style:style>
    <style:style style:name="T69" style:family="text">
      <style:text-properties officeooo:rsid="000a61e5"/>
    </style:style>
    <style:style style:name="T70" style:family="text">
      <style:text-properties style:font-name="Trebuchet MS" fo:font-size="10.5pt" officeooo:rsid="00214e13" style:font-size-asian="10.5pt" style:font-size-complex="10.5pt"/>
    </style:style>
    <style:style style:name="T71" style:family="text">
      <style:text-properties style:font-name="Trebuchet MS" fo:font-size="10.5pt" officeooo:rsid="000dcbc2" style:font-size-asian="10.5pt" style:font-size-complex="10.5pt"/>
    </style:style>
    <style:style style:name="T72" style:family="text">
      <style:text-properties style:font-name="Trebuchet MS" fo:font-size="10.5pt" officeooo:rsid="000d6cae" style:font-size-asian="10.5pt" style:font-size-complex="10.5pt"/>
    </style:style>
    <style:style style:name="T73" style:family="text">
      <style:text-properties style:font-name="Trebuchet MS" fo:font-size="10.5pt" officeooo:rsid="002df813" style:font-size-asian="10.5pt" style:font-size-complex="10.5pt"/>
    </style:style>
    <style:style style:name="T74" style:family="text">
      <style:text-properties style:font-name="Trebuchet MS" fo:font-size="10.5pt" officeooo:rsid="00278751" style:font-size-asian="10.5pt" style:font-size-complex="10.5pt"/>
    </style:style>
    <style:style style:name="T75" style:family="text">
      <style:text-properties style:font-name="Trebuchet MS" fo:font-size="10.5pt" fo:font-style="italic" officeooo:rsid="002cbdd0" style:font-size-asian="10.5pt" style:font-size-complex="10.5pt"/>
    </style:style>
    <style:style style:name="T76" style:family="text">
      <style:text-properties style:font-name="Trebuchet MS" fo:font-size="10.5pt" officeooo:rsid="00349b09" style:font-size-asian="10.5pt" style:font-size-complex="10.5pt"/>
    </style:style>
    <style:style style:name="T77" style:family="text">
      <style:text-properties style:font-name="Trebuchet MS" fo:font-size="10.5pt" officeooo:rsid="00366625" style:font-size-asian="10.5pt" style:font-size-complex="10.5pt"/>
    </style:style>
    <style:style style:name="T78" style:family="text">
      <style:text-properties style:font-name="Trebuchet MS" fo:font-size="9pt" officeooo:rsid="001c4ab3" style:font-size-asian="9pt" style:font-size-complex="9pt"/>
    </style:style>
    <style:style style:name="T79" style:family="text">
      <style:text-properties style:text-position="super 58%" style:font-name="Trebuchet MS" fo:font-size="9pt" officeooo:rsid="001c4ab3" style:font-size-asian="9pt" style:font-size-complex="9pt"/>
    </style:style>
    <style:style style:name="T80" style:family="text">
      <style:text-properties style:font-name="Trebuchet MS" fo:font-size="9pt" officeooo:rsid="00214e13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« Le Seigneur est tendresse et pitié, lent à la colère et plein d'amour»</text:span> Ps 145, 8-9</text:p>
      <text:p text:style-name="P2"/>
      <text:p text:style-name="P3">Appel urgent avril 2025 <text:tab/><text:tab/>Tibet</text:p>
      <text:p text:style-name="P3"/>
      <text:p text:style-name="P4">Namkyi <text:span text:style-name="T2">a </text:span><text:span text:style-name="T3">25 ans et </text:span><text:span text:style-name="T4">traversé</text:span> l'enfer. Torturée, <text:span text:style-name="T5">enferm</text:span>é<text:span text:style-name="T5">e</text:span>, persécutée. <text:span text:style-name="T6">Libérée, l</text:span>a jeune Tibétaine <text:span text:style-name="T2">a pris la décision de </text:span><text:span text:style-name="T7">s’exiler</text:span><text:span text:style-name="T8"> </text:span><text:span text:style-name="T9">à </text:span><text:span text:style-name="T4">la recherche d’</text:span>une tribune pour sa lutte. <text:span text:style-name="T10">En 2023, e</text:span>lle <text:span text:style-name="T2">gagn</text:span><text:span text:style-name="T11">era</text:span><text:span text:style-name="T2"> le </text:span>Népal <text:span text:style-name="T2">à pied.</text:span> <text:span text:style-name="T2">D</text:span>epuis, elle <text:span text:style-name="T7">raconte à des</text:span> diplomates, <text:span text:style-name="T11">des journalistes, </text:span><text:span text:style-name="T12">aux quatre coins du monde. </text:span><text:span text:style-name="T13">C</text:span><text:span text:style-name="T14">ependant</text:span> <text:span text:style-name="T2">le </text:span>régime chinois<text:span text:style-name="T4"> </text:span>tente de l<text:span text:style-name="T15">a briser</text:span> en s'en prenant à ses proches. Sa voix se <text:span text:style-name="T13">casse</text:span> <text:span text:style-name="T4">et</text:span>, <text:span text:style-name="T10">la </text:span>tristesse <text:span text:style-name="T6">assombri</text:span>t son <text:span text:style-name="T6">visage</text:span>, <text:span text:style-name="T16">quand elle en parle</text:span>. <text:span text:style-name="T2">Mais </text:span><text:span text:style-name="T17">affirme Namky, </text:span><text:span text:style-name="T2">s</text:span>on combat dépasse <text:span text:style-name="T2">s</text:span>on histoire, <text:span text:style-name="T2">s</text:span>a famille. Il s'agit de la vie de 6 millions de Tibétains."</text:p>
      <text:p text:style-name="P5"/>
      <text:p text:style-name="P5"><text:span text:style-name="T14">D</text:span>ans le viseur des autorités chinoises</text:p>
      <text:p text:style-name="P6"><text:span text:style-name="T18">Le 21 octobre 2015, </text:span><text:span text:style-name="T19">r</text:span><text:span text:style-name="T20">évoltées par l</text:span><text:span text:style-name="T21">a riposte gouvernementale </text:span><text:span text:style-name="T20">violente </text:span><text:span text:style-name="T21">au</text:span><text:span text:style-name="T20"> monastère</text:span><text:span text:style-name="T21"> voisin</text:span><text:span text:style-name="T20"> de Kirti,</text:span><text:span text:style-name="T18">Namkyi</text:span><text:span text:style-name="T22"> </text:span><text:span text:style-name="T23">et </text:span><text:span text:style-name="T22">sa</text:span><text:span text:style-name="T23"> cousine</text:span><text:span text:style-name="T22"> -</text:span><text:span text:style-name="T23">elles ont alors </text:span><text:span text:style-name="T22">15 ans- </text:span><text:span text:style-name="T18">organis</text:span><text:span text:style-name="T24">ai</text:span><text:span text:style-name="T23">ent</text:span><text:span text:style-name="T18"> </text:span><text:span text:style-name="T25">u</text:span><text:span text:style-name="T18">ne manifestation pacifique dans l</text:span><text:span text:style-name="T26">e comté</text:span><text:span text:style-name="T18"> d'Aba, appel</text:span><text:span text:style-name="T27">ant</text:span><text:span text:style-name="T18"> à la liberté </text:span><text:span text:style-name="T27">a</text:span><text:span text:style-name="T18">u Tibet. </text:span><text:span text:style-name="T28">Elles </text:span><text:span text:style-name="T25">y </text:span><text:span text:style-name="T28">déploient </text:span><text:span text:style-name="T18">une photo du Dalaï-Lama, pri</text:span><text:span text:style-name="T28">ent </text:span><text:span text:style-name="T18">pour sa long</text:span><text:span text:style-name="T22">évité</text:span><text:span text:style-name="T18"> </text:span><text:span text:style-name="T28">et qu’il re</text:span><text:span text:style-name="T29">gagne </text:span><text:span text:style-name="T30">le </text:span><text:span text:style-name="T28">pays</text:span><text:span text:style-name="T18">. </text:span><text:span text:style-name="T31">Elles sont sitôt</text:span><text:span text:style-name="T18"> arrêtées, puis placées en détention. </text:span><text:span text:style-name="T32">Elles </text:span><text:span text:style-name="T28">s</text:span><text:span text:style-name="T33">er</text:span><text:span text:style-name="T32">ont</text:span><text:span text:style-name="T33"> </text:span><text:span text:style-name="T18">torturée</text:span><text:span text:style-name="T32">s</text:span><text:span text:style-name="T18"> pendant plusieurs jours, </text:span><text:span text:style-name="T32">battues, </text:span><text:span text:style-name="T34">notamment par des hommes</text:span><text:span text:style-name="T32"> </text:span><text:span text:style-name="T28">l</text:span><text:span text:style-name="T18">ors des interrogatoires; enfermée</text:span><text:span text:style-name="T34">s</text:span><text:span text:style-name="T18"> dans une pièce, </text:span><text:span text:style-name="T28">l</text:span><text:span text:style-name="T18">es </text:span><text:span text:style-name="T33">radiateur</text:span><text:span text:style-name="T18">s </text:span><text:span text:style-name="T28">réglé</text:span><text:span text:style-name="T22">s sur</text:span><text:span text:style-name="T18"> une température </text:span><text:span text:style-name="T28">si </text:span><text:span text:style-name="T18">élevée </text:span><text:span text:style-name="T28">que </text:span><text:span text:style-name="T34">le</text:span><text:span text:style-name="T18">s </text:span><text:span text:style-name="T34">souliers </text:span><text:span text:style-name="T27">s</text:span><text:span text:style-name="T28">’</text:span><text:span text:style-name="T18">empli</text:span><text:span text:style-name="T28">ssent</text:span><text:span text:style-name="T18"> de sueur. </text:span><text:span text:style-name="T35">S</text:span><text:span text:style-name="T33">i elle </text:span><text:span text:style-name="T27">acquie</text:span><text:span text:style-name="T25">sc</text:span><text:span text:style-name="T31">e</text:span><text:span text:style-name="T27"> à </text:span><text:span text:style-name="T36">la question de</text:span><text:span text:style-name="T33"> savoir </text:span><text:span text:style-name="T36">si </text:span><text:span text:style-name="T33">elle </text:span><text:span text:style-name="T36">a chaud</text:span><text:span text:style-name="T18"> dans la pièce </text:span><text:span text:style-name="T27">dont </text:span><text:span text:style-name="T18">les policiers ne supportent pas </text:span><text:span text:style-name="T27">la fournaise,</text:span><text:span text:style-name="T36"> ils augmentent</text:span><text:span text:style-name="T18">. </text:span><text:span text:style-name="T36">Cela dura </text:span><text:span text:style-name="T18">six jour</text:span><text:span text:style-name="T26">s,</text:span><text:span text:style-name="T18"> pendant </text:span><text:span text:style-name="T37">lesquels </text:span><text:span text:style-name="T18">on </text:span><text:span text:style-name="T37">l</text:span><text:span text:style-name="T18">'empêcha de dormir. </text:span><text:span text:style-name="T38">Elle crut </text:span><text:span text:style-name="T18">mourir </text:span><text:span text:style-name="T39">et</text:span><text:span text:style-name="T18"> </text:span><text:span text:style-name="T27">appela la </text:span><text:span text:style-name="T38">mor</text:span><text:span text:style-name="T27">t</text:span><text:span text:style-name="T18">.</text:span></text:p>
      <text:p text:style-name="P7"><text:span text:style-name="T16">A</text:span><text:span text:style-name="T40">vant de </text:span><text:span text:style-name="T41">comparaitre </text:span><text:span text:style-name="T16">e</text:span><text:span text:style-name="T40">lle sera </text:span>détenue <text:span text:style-name="T42">13</text:span> mois<text:span text:style-name="T41"> sans jamais</text:span> <text:span text:style-name="T41">voir sa cousine, incarcéré</text:span><text:span text:style-name="T43">e, </text:span><text:span text:style-name="T3">pourtant,</text:span> dans le même complexe. <text:span text:style-name="T41">Les</text:span> vêtements légers <text:span text:style-name="T41">fournis par</text:span> le centre <text:span text:style-name="T44">pénitentiaire </text:span><text:span text:style-name="T43">ne sont pas à la hauteur de </text:span>l'hiver <text:span text:style-name="T11">tibétain</text:span>: <text:span text:style-name="T43">s</text:span><text:span text:style-name="T41">es</text:span> doigts et orteils <text:span text:style-name="T45">s’ankylosent,</text:span> g<text:span text:style-name="T43">èlent</text:span>. L<text:span text:style-name="T43">e </text:span><text:span text:style-name="T46">gruau</text:span><text:span text:style-name="T43"> de riz très liquide, </text:span><text:span text:style-name="T41">où nagen</text:span><text:span text:style-name="T14">t</text:span><text:span text:style-name="T43"> des mouches et des vers</text:span> ne rassasi<text:span text:style-name="T44">e </text:span>pas <text:span text:style-name="T44">mais... elle tient</text:span> bon <text:span text:style-name="T44">p</text:span>endant un an et demi, <text:span text:style-name="T44">tandis que </text:span><text:span text:style-name="T14">lui sont </text:span>constamment <text:span text:style-name="T15">re</text:span>demandé<text:span text:style-name="T47">s</text:span> <text:span text:style-name="T14">d</text:span>es noms d’organisations auxquelles <text:span text:style-name="T14">elle est</text:span> liée. <text:span text:style-name="T3">Les </text:span><text:span text:style-name="T40">faisant miroiter </text:span>une peine réduite, voire une libération. <text:span text:style-name="T44">T</text:span>outes sortes de tactiques <text:span text:style-name="T41">pour inciter à</text:span> dénoncer d'autres personnes.</text:p>
      <text:p text:style-name="P8"/>
      <text:p text:style-name="P9"><text:span text:style-name="T18">Avant de comparaître le 23 novembre 2016, une procureure</text:span><text:span text:style-name="T48"> insi</text:span><text:span text:style-name="T35">s</text:span><text:span text:style-name="T48">t</text:span><text:span text:style-name="T49">a</text:span><text:span text:style-name="T48"> pour qu</text:span><text:span text:style-name="T25">e l’adolescente</text:span><text:span text:style-name="T18"> plaid</text:span><text:span text:style-name="T50">e</text:span><text:span text:style-name="T18"> coupable, alors ils </text:span><text:span text:style-name="T37">la</text:span><text:span text:style-name="T18"> laisseraient partir. </text:span><text:span text:style-name="T51">Ma</text:span><text:span text:style-name="T18">is </text:span><text:span text:style-name="T52">elle se tait, </text:span><text:span text:style-name="T53">écope de</text:span><text:span text:style-name="T18"> trois ans de prison </text:span><text:span text:style-name="T54">pour</text:span><text:span text:style-name="T18"> </text:span>t<text:span text:style-name="T54">rahison et « activités séparatistes</text:span>» <text:span text:style-name="T51">et </text:span><text:span text:style-name="T18">envoyée </text:span><text:span text:style-name="T51">en </text:span><text:span text:style-name="T18">camp de travail, </text:span><text:span text:style-name="T29">à </text:span><text:span text:style-name="T18">Jaisao. </text:span><text:span text:style-name="T25">Là, </text:span><text:span text:style-name="T31">el</text:span><text:span text:style-name="T25">le est a</text:span><text:span text:style-name="T52">ffectée à la </text:span><text:span text:style-name="T18">fabri</text:span><text:span text:style-name="T52">ca</text:span><text:span text:style-name="T48">tion </text:span><text:span text:style-name="T18">de fils de cuivre </text:span><text:span text:style-name="T55">de </text:span><text:span text:style-name="T56">son </text:span><text:span text:style-name="T55">lever, à 6 heures, </text:span><text:span text:style-name="T31">aux alentours de </text:span><text:span text:style-name="T55">21h, parfois plus tard</text:span><text:span text:style-name="T18">. </text:span><text:span text:style-name="T25">S</text:span><text:span text:style-name="T18">a vue </text:span><text:span text:style-name="T27">faiblit; la</text:span><text:span text:style-name="T18"> nourriture </text:span><text:span text:style-name="T57">est </text:span><text:span text:style-name="T18">souvent crue, abjecte … </text:span><text:span text:style-name="T55">mais elle note la tuméfaction du visage des „nouvelles“, due aux</text:span><text:span text:style-name="T58"> adjuvants bonne mine y sont m</text:span><text:span text:style-name="T35">ê</text:span><text:span text:style-name="T58">lés</text:span><text:span text:style-name="T18">. </text:span><text:span text:style-name="T58">Des soins médicaux sont </text:span><text:span text:style-name="T18">très rarement </text:span><text:span text:style-name="T58">prodigués</text:span><text:span text:style-name="T18"> et, </text:span><text:span text:style-name="T58">quand </text:span><text:span text:style-name="T35">bien même</text:span><text:span text:style-name="T58">, </text:span><text:span text:style-name="T39">avec des médicaments périmés.</text:span></text:p>
      <text:p text:style-name="P5">Les <text:span text:style-name="T59">co</text:span>détenues <text:span text:style-name="T59">o</text:span>nt droit à des visites, <text:span text:style-name="T11">mais </text:span>pas les Tibétaines. <text:span text:style-name="T46">S</text:span>on père a supplié les autorités pénitentiaires qu'on lui accorde <text:span text:style-name="T45">ce droit</text:span>. <text:span text:style-name="T5">Il</text:span> <text:span text:style-name="T44">l’obtint,</text:span> mais seulement cinq minutes, les gardiens <text:span text:style-name="T60">interromp</text:span><text:span text:style-name="T44">ant</text:span> la visite, <text:span text:style-name="T5">quand ils</text:span> entend<text:span text:style-name="T5">ent</text:span> parler tibétain. <text:span text:style-name="T5">Or </text:span><text:span text:style-name="T44">le </text:span>père ne connait que cette langue…</text:p>
      <text:p text:style-name="P10"><text:span text:style-name="T61">S</text:span>a peine purgé<text:span text:style-name="T45">e</text:span>, Namkyi a <text:span text:style-name="T62">la sensatio</text:span><text:span text:style-name="T60">n</text:span><text:span text:style-name="T62"> </text:span>que <text:span text:style-name="T40">seul s</text:span>on corps a quitté le camp , <text:span text:style-name="T40">que c</text:span>hacun de <text:span text:style-name="T40">s</text:span>es mouvements <text:span text:style-name="T60">est </text:span><text:span text:style-name="T5">épié </text:span><text:span text:style-name="T44">sans relâche</text:span>. <text:span text:style-name="T60">I</text:span><text:span text:style-name="T40">dem pour sa </text:span>famille, qui souffr<text:span text:style-name="T5">e.</text:span> <text:span text:style-name="T44">Elle pense que son départ</text:span><text:span text:style-name="T46"> </text:span><text:span text:style-name="T63">pourrait prése</text:span><text:span text:style-name="T64">r</text:span><text:span text:style-name="T63">ver se</text:span><text:span text:style-name="T65">s</text:span><text:span text:style-name="T63"> proches</text:span>; <text:span text:style-name="T66">que</text:span> dans un pays libre, <text:span text:style-name="T62">on </text:span>écoutera la voix des Tibétain<text:span text:style-name="T66">s</text:span> <text:span text:style-name="T62">et</text:span> entendrait leurs souffrances, <text:span text:style-name="T13">o</text:span><text:span text:style-name="T62">n se </text:span>lèvera aussi pour défendre les droits humains, la justice et la vérité. </text:p>
      <text:p text:style-name="P11"/>
      <text:p text:style-name="P12">Cinq jours après <text:span text:style-name="T67">s</text:span>a fuite, <text:span text:style-name="T61">la jeune femme </text:span><text:span text:style-name="T13">recoit </text:span><text:span text:style-name="T66">un </text:span>appel des parents <text:span text:style-name="T67">qu’</text:span><text:span text:style-name="T60">entre temps les policiers </text:span>utilis<text:span text:style-name="T60">ent </text:span>pour <text:span text:style-name="T63">la </text:span><text:span text:style-name="T61">menacer. Ses proches </text:span><text:span text:style-name="T60">seront em</text:span>prison<text:span text:style-name="T60">nés,</text:span> si <text:span text:style-name="T60">Namkyi </text:span><text:span text:style-name="T66">ne plie</text:span> pas. E<text:span text:style-name="T64">ffectivement, e</text:span>n 2024, <text:span text:style-name="T59">après </text:span>une conférence de presse, <text:span text:style-name="T68">ceux-ci </text:span><text:span text:style-name="T60">se trouvent </text:span>convoqués <text:span text:style-name="T6">et</text:span> détenus plusieurs jours, <text:span text:style-name="T68">surtout</text:span> <text:span text:style-name="T69">sommés de supprimer le </text:span>numéro. <text:span text:style-name="T13">Son entourage</text:span> <text:span text:style-name="T64">au sens large </text:span>continue d'êt<text:span text:style-name="T3">r</text:span><text:span text:style-name="T61">e</text:span> h<text:span text:style-name="T6">oúspill</text:span><text:span text:style-name="T5">é.</text:span> Mais pour les <text:s/>Tibétains qui continuent d'être opprimés, <text:span text:style-name="T66">Namkyi prendra la parole </text:span>chaque fois qu’<text:span text:style-name="T66">elle en a </text:span>l'occasion.</text:p>
      <text:p text:style-name="P13"><text:span text:style-name="T70">La </text:span><text:span text:style-name="T49">R</text:span><text:span text:style-name="T18">égion autonome du Tibet </text:span><text:span text:style-name="T70">une</text:span><text:span text:style-name="T18"> fiction juridique </text:span><text:span text:style-name="T70">où </text:span><text:span text:style-name="T56">brandi</text:span><text:span text:style-name="T71">r </text:span><text:span text:style-name="T18">un portrait du dalaï-lama est p</text:span><text:span text:style-name="T72">assible</text:span><text:span text:style-name="T18"> de lourdes sanctions. destruction de Larung Gar,centre de formation</text:span><text:span text:style-name="T73"> (</text:span><text:span text:style-name="T18">district de Serthar, préfecture autonome tibétaine de Garzê, </text:span><text:span text:style-name="T73">au</text:span><text:span text:style-name="T18"> Sichuan Des monastères ont été reconstruits </text:span><text:span text:style-name="T56">(plus de 6000 furent détruits pendant la révolution culturelle)</text:span><text:span text:style-name="T18">, mais sous haute surveillance</text:span><text:span text:style-name="T56"> </text:span><text:span text:style-name="T18">. Langue, culture, traditions tibétaines sont l’objet d’une suspicion </text:span><text:span text:style-name="T55">constante</text:span><text:span text:style-name="T18">; le Tibet est </text:span><text:span text:style-name="T55">qualifié de </text:span><text:span text:style-name="T18">prison à ciel ouvert, <text:s/>la répression </text:span><text:span text:style-name="T70">fluctue</text:span><text:span text:style-name="T18"> selon les </text:span><text:span text:style-name="T70">aléas des campagnes </text:span><text:span text:style-name="T55">politiques</text:span><text:span text:style-name="T70"> et </text:span><text:span text:style-name="T18">humeurs des dirigeants </text:span><text:span text:style-name="T70">du pouvoir central</text:span><text:span text:style-name="T18"> . C’est aussi, </text:span><text:span text:style-name="T70">à l’instar du Xinjiang voisin, </text:span><text:span text:style-name="T18">une colonie de peuplement chinoise. </text:span><text:span text:style-name="T74">La </text:span><text:span text:style-name="T26">C</text:span><text:span text:style-name="T74">hine envahit </text:span><text:span text:style-name="T56">le Tibet </text:span><text:a xlink:type="simple" xlink:href="https://fr.wikipedia.org/wiki/Proclamation_d%27indépendance_du_Tibet" text:style-name="Internet_20_link" text:visited-style-name="Visited_20_Internet_20_Link"><text:span text:style-name="T56">indépendant </text:span><text:span text:style-name="T75">de facto</text:span><text:span text:style-name="T56"> depuis 1912</text:span></text:a><text:span text:style-name="T56"> pour </text:span><text:span text:style-name="T18">en reprendre le contrôle, le 7 octobre 1950. </text:span><text:span text:style-name="T19">Depuis l</text:span><text:span text:style-name="T18">es abus </text:span><text:span text:style-name="T76">du </text:span><text:span text:style-name="T18">gouvernement chinois </text:span><text:span text:style-name="T19">transgressant l</text:span><text:span text:style-name="T18">es frontières du pays ont réduit au silence des Tibétains en exil. </text:span><text:span text:style-name="T21">A</text:span><text:a xlink:type="simple" xlink:href="https://www.hrw.org/fr/news/2014/04/01/nepal-les-refugies-tibetains-sont-menaces-par-la-pression-exercee-par-la-chine" text:style-name="Internet_20_link" text:visited-style-name="Visited_20_Internet_20_Link"><text:span text:style-name="T18">u Népal</text:span></text:a><text:span text:style-name="T18">, </text:span><text:span text:style-name="T77">notamment, </text:span><text:span text:style-name="T18">et les membre</text:span><text:span text:style-name="T19">s</text:span><text:span text:style-name="T18"> de la diaspora qui vivent dans </text:span><text:span text:style-name="T19">l</text:span><text:span text:style-name="T18">es pays occidentaux sont également pris pour cible. (La Libre Belgique)</text:span></text:p>
      <text:p text:style-name="P14"/>
      <text:p text:style-name="P15"><text:span text:style-name="T53">RP–Chine: </text:span><text:span text:style-name="T78">République Populaire /Capitale: Pékin/1 943945 km </text:span><text:span text:style-name="T79">2/</text:span><text:span text:style-name="T78"> 1, 41</text:span><text:span text:style-name="T80">329278 habitants </text:span><text:span text:style-name="T78">Président Xi Jin Ping</text:span></text:p>
      <text:p text:style-name="P16">Torture: oui<text:tab/> Peine de mort : oui <text:tab/><text:tab/></text:p>
      <text:p text:style-name="P16">La Chine a ratifié le Pacte relatif aux droits civils et politiques et son protocole facultatif, et la Convention contre la torture de l’ONU</text:p>
      <text:p text:style-name="P17">Domaine public, <text:a xlink:type="simple" xlink:href="https://commons.wikimedia.org/w/index.php?curid=659866" text:style-name="Internet_20_link" text:visited-style-name="Visited_20_Internet_20_Link">https://commons.wikimedia.org/w/index.php?curid=659866</text:a></text:p>
      <text:p text:style-name="P18"/>
      <text:p text:style-name="P18">https://www.youtube.com/watch?v=GY5RNB7fJF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40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0:43:45.078000000</meta:creation-date>
    <meta:editing-duration>PT13H2M54S</meta:editing-duration>
    <meta:editing-cycles>18</meta:editing-cycles>
    <meta:generator>LibreOffice/24.8.5.2$Windows_X86_64 LibreOffice_project/fddf2685c70b461e7832239a0162a77216259f22</meta:generator>
    <dc:date>2025-04-07T21:16:11.201000000</dc:date>
    <meta:document-statistic meta:table-count="0" meta:image-count="0" meta:object-count="0" meta:page-count="1" meta:paragraph-count="16" meta:word-count="876" meta:character-count="5485" meta:non-whitespace-character-count="4617"/>
  </office:meta>
</office:document-meta>
</file>